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01.54pt"/>
    </style:style>
    <style:style style:name="co3" style:family="table-column">
      <style:table-column-properties fo:break-before="auto" style:column-width="262.46pt"/>
    </style:style>
    <style:style style:name="co4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123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/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Excercise Percentage" table:style-name="ta1"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1" table:default-cell-style-name="ce13"/>
        <table:table-column table:style-name="co1" table:number-columns-repeated="2" table:default-cell-style-name="ce8"/>
        <table:table-column table:style-name="co6" table:default-cell-style-name="ce13"/>
        <table:table-column table:style-name="co1" table:default-cell-style-name="ce20"/>
        <table:table-column table:style-name="co1" table:number-columns-repeated="1016" table:default-cell-style-name="ce8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10" table:formula="of:=['file:///home/debian/workspaces/Training/Plans/More%20Squat%20Cycle.ods'#$Complexses.F81]" office:value-type="float" office:value="0.808" calcext:value-type="float">
            <text:p>0.808</text:p>
          </table:table-cell>
          <table:table-cell table:style-name="ce14" table:formula="of:=['file:///home/debian/workspaces/Training/Plans/More%20Squat%20Cycle.ods'#$Complexses.J81]" office:value-type="float" office:value="64.64" calcext:value-type="float">
            <text:p>64.64</text:p>
          </table:table-cell>
          <table:table-cell table:style-name="ce10" table:formula="of:=['file:///home/debian/workspaces/Training/Plans/More%20Squat%20Cycle.ods'#$Complexses.G81]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4" table:formula="of:=['file:///home/debian/workspaces/Training/Plans/More%20Squat%20Cycle.ods'#$Complexses.$H$81]" office:value-type="float" office:value="0.897777777777778" calcext:value-type="float">
            <text:p>0.90</text:p>
          </table:table-cell>
          <table:table-cell table:style-name="ce21"/>
          <table:table-cell table:style-name="ce10" table:formula="of:=['file:///home/debian/workspaces/Training/Plans/More%20Squat%20Cycle.ods'#$Complexses.F82:.F83]" office:value-type="float" office:value="0.826" calcext:value-type="float">
            <text:p>0.826</text:p>
          </table:table-cell>
          <table:table-cell table:style-name="ce10" table:formula="of:=['file:///home/debian/workspaces/Training/Plans/More%20Squat%20Cycle.ods'#$Complexses.F83]" office:value-type="float" office:value="0.844" calcext:value-type="float">
            <text:p>0.844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11" table:formula="of:=['file:///home/debian/workspaces/Training/Plans/More%20Squat%20Cycle.ods'#$Complexses.F29]" office:value-type="float" office:value="0.7" calcext:value-type="float">
            <text:p>0.7</text:p>
          </table:table-cell>
          <table:table-cell table:style-name="ce15" table:formula="of:=['file:///home/debian/workspaces/Training/Plans/More%20Squat%20Cycle.ods'#$Complexses.J29]" office:value-type="float" office:value="56" calcext:value-type="float">
            <text:p>56.00</text:p>
          </table:table-cell>
          <table:table-cell table:style-name="ce11" table:formula="of:=['file:///home/debian/workspaces/Training/Plans/More%20Squat%20Cycle.ods'#$Complexses.$G$29]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Complexses.$H$75]" office:value-type="float" office:value="0.777777777777778" calcext:value-type="float">
            <text:p>0.78</text:p>
          </table:table-cell>
          <table:table-cell table:style-name="ce21"/>
          <table:table-cell table:style-name="ce11" table:formula="of:=['file:///home/debian/workspaces/Training/Plans/More%20Squat%20Cycle.ods'#$Complexses.F30]" office:value-type="float" office:value="0.718" calcext:value-type="float">
            <text:p>0.718</text:p>
          </table:table-cell>
          <table:table-cell table:style-name="ce11" table:formula="of:=['file:///home/debian/workspaces/Training/Plans/More%20Squat%20Cycle.ods'#$Complexses.F31]" office:value-type="float" office:value="0.736" calcext:value-type="float">
            <text:p>0.736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0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11" table:formula="of:=['file:///home/debian/workspaces/Training/Plans/More%20Squat%20Cycle.ods'#$'Cycle Med Movement'.D11]" office:value-type="float" office:value="0.786" calcext:value-type="float">
            <text:p>0.786</text:p>
          </table:table-cell>
          <table:table-cell table:style-name="ce15" table:formula="of:=['file:///home/debian/workspaces/Training/Plans/More%20Squat%20Cycle.ods'#$'Cycle Med Movement'.M11]" office:value-type="float" office:value="62.88" calcext:value-type="float">
            <text:p>62.88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2" table:formula="of:=['file:///home/debian/workspaces/Training/Plans/More%20Squat%20Cycle.ods'#$Complexses.F44]" office:value-type="float" office:value="0.754" calcext:value-type="float">
            <text:p>0.754</text:p>
          </table:table-cell>
          <table:table-cell table:style-name="ce16" table:formula="of:=['file:///home/debian/workspaces/Training/Plans/More%20Squat%20Cycle.ods'#$Complexses.J44:.J45]" office:value-type="float" office:value="77.0215053763444" calcext:value-type="float">
            <text:p>77.02</text:p>
          </table:table-cell>
          <table:table-cell table:style-name="ce12" table:formula="of:=['file:///home/debian/workspaces/Training/Plans/More%20Squat%20Cycle.ods'#$Complexses.G44]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6" table:formula="of:=['file:///home/debian/workspaces/Training/Plans/More%20Squat%20Cycle.ods'#$Complexses.$H$44]" office:value-type="float" office:value="0.837777777777778" calcext:value-type="float">
            <text:p>0.84</text:p>
          </table:table-cell>
          <table:table-cell table:style-name="ce21"/>
          <table:table-cell table:style-name="ce12" table:formula="of:=['file:///home/debian/workspaces/Training/Plans/More%20Squat%20Cycle.ods'#$Complexses.F45]" office:value-type="float" office:value="0.772" calcext:value-type="float">
            <text:p>0.772</text:p>
          </table:table-cell>
          <table:table-cell table:style-name="ce12" table:formula="of:=['file:///home/debian/workspaces/Training/Plans/More%20Squat%20Cycle.ods'#$Complexses.F46]" office:value-type="float" office:value="0.79" calcext:value-type="float">
            <text:p>0.79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11" table:formula="of:=['file:///home/debian/workspaces/Training/Plans/More%20Squat%20Cycle.ods'#$Complexses.F52]" office:value-type="float" office:value="0.6" calcext:value-type="float">
            <text:p>0.6</text:p>
          </table:table-cell>
          <table:table-cell table:style-name="ce15" table:formula="of:=['file:///home/debian/workspaces/Training/Plans/More%20Squat%20Cycle.ods'#$Complexses.J52]" office:value-type="float" office:value="66" calcext:value-type="float">
            <text:p>66.00</text:p>
          </table:table-cell>
          <table:table-cell table:style-name="ce11" table:formula="of:=['file:///home/debian/workspaces/Training/Plans/More%20Squat%20Cycle.ods'#$Complexses.$G$52]" office:value-type="float" office:value="3" calcext:value-type="float">
            <text:p>3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Complexses.$H$52]" office:value-type="float" office:value="0.645161290322581" calcext:value-type="float">
            <text:p>0.65</text:p>
          </table:table-cell>
          <table:table-cell table:style-name="ce21"/>
          <table:table-cell table:style-name="ce11" table:formula="of:=['file:///home/debian/workspaces/Training/Plans/More%20Squat%20Cycle.ods'#$Complexses.F53:.F55]" office:value-type="float" office:value="0.6186" calcext:value-type="float">
            <text:p>0.6186</text:p>
          </table:table-cell>
          <table:table-cell table:style-name="ce11" table:formula="of:=['file:///home/debian/workspaces/Training/Plans/More%20Squat%20Cycle.ods'#$Complexses.F54:.F55]" office:value-type="float" office:value="0.6372" calcext:value-type="float">
            <text:p>0.6372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0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11" table:formula="of:=['file:///home/debian/workspaces/Training/Plans/More%20Squat%20Cycle.ods'#$'Cycle Med Movement'.D11]" office:value-type="float" office:value="0.786" calcext:value-type="float">
            <text:p>0.786</text:p>
          </table:table-cell>
          <table:table-cell table:style-name="ce15" table:formula="of:=['file:///home/debian/workspaces/Training/Plans/More%20Squat%20Cycle.ods'#$'Cycle Med Movement'.K11]" office:value-type="float" office:value="86.46" calcext:value-type="float">
            <text:p>86.4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'Cycle Med Movement'.$F$11]" office:value-type="float" office:value="0.845161290322581" calcext:value-type="float">
            <text:p>0.85</text:p>
          </table:table-cell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 table:number-rows-repeated="5">
          <table:table-cell/>
          <table:table-cell table:style-name="ce9" table:number-columns-repeated="2"/>
          <table:table-cell table:style-name="ce17"/>
          <table:table-cell table:style-name="ce9" table:number-columns-repeated="2"/>
          <table:table-cell table:style-name="ce17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11" table:formula="of:=['file:///home/debian/workspaces/Training/Plans/More%20Squat%20Cycle.ods'#$'Cycle Heavy Movement'.D11]" office:value-type="float" office:value="0.6996" calcext:value-type="float">
            <text:p>0.6996</text:p>
          </table:table-cell>
          <table:table-cell table:style-name="ce15" table:formula="of:=['file:///home/debian/workspaces/Training/Plans/More%20Squat%20Cycle.ods'#$'Cycle Heavy Movement'.H11]" office:value-type="float" office:value="139.125" calcext:value-type="float">
            <text:p>139.13</text:p>
          </table:table-cell>
          <table:table-cell table:style-name="ce11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11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21"/>
          <table:table-cell table:style-name="ce11" table:formula="of:=['file:///home/debian/workspaces/Training/Plans/More%20Squat%20Cycle.ods'#$'Cycle Heavy Movement'.D19]" office:value-type="float" office:value="0.7376" calcext:value-type="float">
            <text:p>0.7376</text:p>
          </table:table-cell>
          <table:table-cell table:style-name="ce11" table:formula="of:=['file:///home/debian/workspaces/Training/Plans/More%20Squat%20Cycle.ods'#$'Cycle Heavy Movement'.D27]" office:value-type="float" office:value="0.776" calcext:value-type="float">
            <text:p>0.776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0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2" table:formula="of:=['file:///home/debian/workspaces/Training/Plans/More%20Squat%20Cycle.ods'#$'Cycle Low Volume'.D13]" office:value-type="float" office:value="0.762" calcext:value-type="float">
            <text:p>0.762</text:p>
          </table:table-cell>
          <table:table-cell table:style-name="ce16" table:formula="of:=['file:///home/debian/workspaces/Training/Plans/More%20Squat%20Cycle.ods'#$'Cycle Low Volume'.I13]" office:value-type="float" office:value="94.2258064516132" calcext:value-type="float">
            <text:p>94.23</text:p>
          </table:table-cell>
          <table:table-cell table:style-name="ce12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12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6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21"/>
          <table:table-cell table:style-name="ce12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12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10" table:formula="of:=['file:///home/debian/workspaces/Training/Plans/More%20Squat%20Cycle.ods'#$'Cycle Low Volume'.D15]" office:value-type="float" office:value="0.8046" calcext:value-type="float">
            <text:p>0.8046</text:p>
          </table:table-cell>
          <table:table-cell table:style-name="ce14" table:formula="of:=['file:///home/debian/workspaces/Training/Plans/More%20Squat%20Cycle.ods'#$'Cycle Low Volume'.J15]" office:value-type="float" office:value="88.6790322580646" calcext:value-type="float">
            <text:p>88.68</text:p>
          </table:table-cell>
          <table:table-cell table:style-name="ce10" table:formula="of:=['file:///home/debian/workspaces/Training/Plans/More%20Squat%20Cycle.ods'#$'Cycle Low Volume'.$E$15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Low Volume'.$G$15]" office:value-type="float" office:value="4" calcext:value-type="float">
            <text:p>4</text:p>
          </table:table-cell>
          <table:table-cell table:style-name="ce14" table:formula="of:=['file:///home/debian/workspaces/Training/Plans/More%20Squat%20Cycle.ods'#$'Cycle Low Volume'.$F$15]" office:value-type="float" office:value="0.865161290322581" calcext:value-type="float">
            <text:p>0.87</text:p>
          </table:table-cell>
          <table:table-cell table:style-name="ce21"/>
          <table:table-cell table:style-name="ce10" table:formula="of:=['file:///home/debian/workspaces/Training/Plans/More%20Squat%20Cycle.ods'#$'Cycle Low Volume'.D21]" office:value-type="float" office:value="0.8232" calcext:value-type="float">
            <text:p>0.8232</text:p>
          </table:table-cell>
          <table:table-cell table:style-name="ce10" table:formula="of:=['file:///home/debian/workspaces/Training/Plans/More%20Squat%20Cycle.ods'#$'Cycle Low Volume'.D31]" office:value-type="float" office:value="0.8688" calcext:value-type="float">
            <text:p>0.8688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10" table:formula="of:=['file:///home/debian/workspaces/Training/Plans/More%20Squat%20Cycle.ods'#$'Cycle Heavy Movement'.D15]" office:value-type="float" office:value="0.7936" calcext:value-type="float">
            <text:p>0.7936</text:p>
          </table:table-cell>
          <table:table-cell table:style-name="ce14" table:formula="of:=['file:///home/debian/workspaces/Training/Plans/More%20Squat%20Cycle.ods'#$'Cycle Heavy Movement'.K15]" office:value-type="float" office:value="175.854545454545" calcext:value-type="float">
            <text:p>175.85</text:p>
          </table:table-cell>
          <table:table-cell table:style-name="ce10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14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21"/>
          <table:table-cell table:style-name="ce10" table:formula="of:=['file:///home/debian/workspaces/Training/Plans/More%20Squat%20Cycle.ods'#$'Cycle Heavy Movement'.D23]" office:value-type="float" office:value="0.816" calcext:value-type="float">
            <text:p>0.816</text:p>
          </table:table-cell>
          <table:table-cell table:style-name="ce10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5"/>
        </table:table-row>
        <table:table-row table:style-name="ro1" table:number-rows-repeated="2">
          <table:table-cell/>
          <table:table-cell table:style-name="ce9" table:number-columns-repeated="2"/>
          <table:table-cell table:style-name="ce17"/>
          <table:table-cell table:style-name="ce9" table:number-columns-repeated="2"/>
          <table:table-cell table:style-name="ce17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/>
          <table:table-cell table:style-name="ce17"/>
          <table:table-cell table:style-name="ce9" table:number-columns-repeated="2"/>
          <table:table-cell table:style-name="ce17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 table:number-rows-repeated="4">
          <table:table-cell/>
          <table:table-cell table:style-name="ce9" table:number-columns-repeated="2"/>
          <table:table-cell table:style-name="ce17"/>
          <table:table-cell table:style-name="ce9" table:number-columns-repeated="2"/>
          <table:table-cell table:style-name="ce17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2" table:formula="of:=['file:///home/debian/workspaces/Training/Plans/More%20Squat%20Cycle.ods'#$'Cycle Heavy Movement'.D13]" office:value-type="float" office:value="0.7548" calcext:value-type="float">
            <text:p>0.7548</text:p>
          </table:table-cell>
          <table:table-cell table:style-name="ce16" table:formula="of:=['file:///home/debian/workspaces/Training/Plans/More%20Squat%20Cycle.ods'#$'Cycle Heavy Movement'.I13]" office:value-type="float" office:value="115.316666666667" calcext:value-type="float">
            <text:p>115.32</text:p>
          </table:table-cell>
          <table:table-cell table:style-name="ce12" table:formula="of:=['file:///home/debian/workspaces/Training/Plans/More%20Squat%20Cycle.ods'#$'Cycle Heavy Movement'.$E$13]" office:value-type="float" office:value="6" calcext:value-type="float">
            <text:p>6</text:p>
          </table:table-cell>
          <table:table-cell table:style-name="ce12" table:formula="of:=['file:///home/debian/workspaces/Training/Plans/More%20Squat%20Cycle.ods'#$'Cycle Heavy Movement'.$G$13]" office:value-type="float" office:value="3" calcext:value-type="float">
            <text:p>3</text:p>
          </table:table-cell>
          <table:table-cell table:style-name="ce16" table:formula="of:=['file:///home/debian/workspaces/Training/Plans/More%20Squat%20Cycle.ods'#$'Cycle Heavy Movement'.$F$13]" office:value-type="float" office:value="0.877674418604651" calcext:value-type="float">
            <text:p>0.88</text:p>
          </table:table-cell>
          <table:table-cell table:style-name="ce21"/>
          <table:table-cell table:style-name="ce12" table:formula="of:=['file:///home/debian/workspaces/Training/Plans/More%20Squat%20Cycle.ods'#$'Cycle Heavy Movement'.D21]" office:value-type="float" office:value="0.776" calcext:value-type="float">
            <text:p>0.776</text:p>
          </table:table-cell>
          <table:table-cell table:style-name="ce12" table:formula="of:=['file:///home/debian/workspaces/Training/Plans/More%20Squat%20Cycle.ods'#$'Cycle Heavy Movement'.D29:.D30]" office:value-type="float" office:value="0.798" calcext:value-type="float">
            <text:p>0.798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11" table:formula="of:=['file:///home/debian/workspaces/Training/Plans/More%20Squat%20Cycle.ods'#$'Cycle Heavy Movement'.D11]" office:value-type="float" office:value="0.6996" calcext:value-type="float">
            <text:p>0.6996</text:p>
          </table:table-cell>
          <table:table-cell table:style-name="ce15" table:formula="of:=['file:///home/debian/workspaces/Training/Plans/More%20Squat%20Cycle.ods'#$'Cycle Heavy Movement'.L11]" office:value-type="float" office:value="97.7935483870967" calcext:value-type="float">
            <text:p>97.79</text:p>
          </table:table-cell>
          <table:table-cell table:style-name="ce11" table:formula="of:=['file:///home/debian/workspaces/Training/Plans/More%20Squat%20Cycle.ods'#$'Cycle Heavy Movement'.$E$11]" office:value-type="float" office:value="7" calcext:value-type="float">
            <text:p>7</text:p>
          </table:table-cell>
          <table:table-cell table:style-name="ce11" table:formula="of:=['file:///home/debian/workspaces/Training/Plans/More%20Squat%20Cycle.ods'#$'Cycle Heavy Movement'.$G$11]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'Cycle Heavy Movement'.$F$11]" office:value-type="float" office:value="0.84289156626506" calcext:value-type="float">
            <text:p>0.84</text:p>
          </table:table-cell>
          <table:table-cell table:style-name="ce21"/>
          <table:table-cell table:style-name="ce11" table:formula="of:=['file:///home/debian/workspaces/Training/Plans/More%20Squat%20Cycle.ods'#$'Cycle Heavy Movement'.D19:.D21]" office:value-type="float" office:value="0.7376" calcext:value-type="float">
            <text:p>0.7376</text:p>
          </table:table-cell>
          <table:table-cell table:style-name="ce11" table:formula="of:=['file:///home/debian/workspaces/Training/Plans/More%20Squat%20Cycle.ods'#$'Cycle Heavy Movement'.D27:.D28]" office:value-type="float" office:value="0.776" calcext:value-type="float">
            <text:p>0.776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0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10" table:formula="of:=['file:///home/debian/workspaces/Training/Plans/More%20Squat%20Cycle.ods'#$'Cycle Heavy Movement'.D15]" office:value-type="float" office:value="0.7936" calcext:value-type="float">
            <text:p>0.7936</text:p>
          </table:table-cell>
          <table:table-cell table:style-name="ce14" table:formula="of:=['file:///home/debian/workspaces/Training/Plans/More%20Squat%20Cycle.ods'#$'Cycle Heavy Movement'.J15]" office:value-type="float" office:value="109.12" calcext:value-type="float">
            <text:p>109.12</text:p>
          </table:table-cell>
          <table:table-cell table:style-name="ce10" table:formula="of:=['file:///home/debian/workspaces/Training/Plans/More%20Squat%20Cycle.ods'#$'Cycle Heavy Movement'.$E$15]" office:value-type="float" office:value="5" calcext:value-type="float">
            <text:p>5</text:p>
          </table:table-cell>
          <table:table-cell table:style-name="ce10" table:formula="of:=['file:///home/debian/workspaces/Training/Plans/More%20Squat%20Cycle.ods'#$'Cycle Heavy Movement'.$G$15]" office:value-type="float" office:value="3" calcext:value-type="float">
            <text:p>3</text:p>
          </table:table-cell>
          <table:table-cell table:style-name="ce14" table:formula="of:=['file:///home/debian/workspaces/Training/Plans/More%20Squat%20Cycle.ods'#$'Cycle Heavy Movement'.$F$15]" office:value-type="float" office:value="0.901818181818182" calcext:value-type="float">
            <text:p>0.90</text:p>
          </table:table-cell>
          <table:table-cell table:style-name="ce21"/>
          <table:table-cell table:style-name="ce10" table:formula="of:=['file:///home/debian/workspaces/Training/Plans/More%20Squat%20Cycle.ods'#$'Cycle Heavy Movement'.D23:.D24]" office:value-type="float" office:value="0.816" calcext:value-type="float">
            <text:p>0.816</text:p>
          </table:table-cell>
          <table:table-cell table:style-name="ce10" table:formula="of:=['file:///home/debian/workspaces/Training/Plans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2" table:formula="of:=['file:///home/debian/workspaces/Training/Plans/More%20Squat%20Cycle.ods'#$'Cycle Low Volume'.D13]" office:value-type="float" office:value="0.762" calcext:value-type="float">
            <text:p>0.762</text:p>
          </table:table-cell>
          <table:table-cell table:style-name="ce16" table:formula="of:=['file:///home/debian/workspaces/Training/Plans/More%20Squat%20Cycle.ods'#$'Cycle Low Volume'.H13]" office:value-type="float" office:value="69.85" calcext:value-type="float">
            <text:p>69.85</text:p>
          </table:table-cell>
          <table:table-cell table:style-name="ce12" table:formula="of:=['file:///home/debian/workspaces/Training/Plans/More%20Squat%20Cycle.ods'#$'Cycle Low Volume'.$E$13]" office:value-type="float" office:value="4" calcext:value-type="float">
            <text:p>4</text:p>
          </table:table-cell>
          <table:table-cell table:style-name="ce12" table:formula="of:=['file:///home/debian/workspaces/Training/Plans/More%20Squat%20Cycle.ods'#$'Cycle Low Volume'.$G$13]" office:value-type="float" office:value="3" calcext:value-type="float">
            <text:p>3</text:p>
          </table:table-cell>
          <table:table-cell table:style-name="ce16" table:formula="of:=['file:///home/debian/workspaces/Training/Plans/More%20Squat%20Cycle.ods'#$'Cycle Low Volume'.$F$13]" office:value-type="float" office:value="0.846666666666667" calcext:value-type="float">
            <text:p>0.85</text:p>
          </table:table-cell>
          <table:table-cell table:style-name="ce21"/>
          <table:table-cell table:style-name="ce12" table:formula="of:=['file:///home/debian/workspaces/Training/Plans/More%20Squat%20Cycle.ods'#$'Cycle Low Volume'.D21:.D22]" office:value-type="float" office:value="0.8232" calcext:value-type="float">
            <text:p>0.8232</text:p>
          </table:table-cell>
          <table:table-cell table:style-name="ce12" table:formula="of:=['file:///home/debian/workspaces/Training/Plans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style-name="ce17"/>
          <table:table-cell table:style-name="ce18" table:number-columns-repeated="2"/>
          <table:table-cell table:style-name="ce19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 table:number-rows-repeated="6">
          <table:table-cell/>
          <table:table-cell table:style-name="ce9" table:number-columns-repeated="2"/>
          <table:table-cell table:style-name="ce17"/>
          <table:table-cell table:style-name="ce9" table:number-columns-repeated="2"/>
          <table:table-cell table:style-name="ce17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11" table:formula="of:=['file:///home/debian/workspaces/Training/Plans/More%20Squat%20Cycle.ods'#$'Cycle Low Volume'.D11]" office:value-type="float" office:value="0.7232" calcext:value-type="float">
            <text:p>0.7232</text:p>
          </table:table-cell>
          <table:table-cell table:style-name="ce15" table:formula="of:=['file:///home/debian/workspaces/Training/Plans/More%20Squat%20Cycle.ods'#$'Cycle Low Volume'.K11]" office:value-type="float" office:value="50.5462365591398" calcext:value-type="float">
            <text:p>50.55</text:p>
          </table:table-cell>
          <table:table-cell table:style-name="ce11" table:formula="of:=['file:///home/debian/workspaces/Training/Plans/More%20Squat%20Cycle.ods'#$'Cycle Low Volume'.$E$11]" office:value-type="float" office:value="5" calcext:value-type="float">
            <text:p>5</text:p>
          </table:table-cell>
          <table:table-cell table:style-name="ce11" table:formula="of:=['file:///home/debian/workspaces/Training/Plans/More%20Squat%20Cycle.ods'#$'Cycle Low Volume'.$G$11]" office:value-type="float" office:value="3" calcext:value-type="float">
            <text:p>3</text:p>
          </table:table-cell>
          <table:table-cell table:style-name="ce15" table:formula="of:=['file:///home/debian/workspaces/Training/Plans/More%20Squat%20Cycle.ods'#$'Cycle Low Volume'.$F$11]" office:value-type="float" office:value="0.821818181818182" calcext:value-type="float">
            <text:p>0.82</text:p>
          </table:table-cell>
          <table:table-cell table:style-name="ce21"/>
          <table:table-cell table:style-name="ce11" table:formula="of:=['file:///home/debian/workspaces/Training/Plans/More%20Squat%20Cycle.ods'#$'Cycle Low Volume'.D19]" office:value-type="float" office:value="0.762" calcext:value-type="float">
            <text:p>0.762</text:p>
          </table:table-cell>
          <table:table-cell table:style-name="ce11" table:formula="of:=['file:///home/debian/workspaces/Training/Plans/More%20Squat%20Cycle.ods'#$'Cycle Low Volume'.D27:.D28]" office:value-type="float" office:value="0.8046" calcext:value-type="float">
            <text:p>0.8046</text:p>
          </table:table-cell>
          <table:table-cell table:style-name="ce9"/>
          <table:table-cell table:style-name="ce12" table:number-columns-repeated="3"/>
          <table:table-cell table:style-name="ce9"/>
          <table:table-cell table:style-name="ce10" table:number-columns-repeated="3"/>
          <table:table-cell table:style-name="ce9"/>
          <table:table-cell table:number-columns-repeated="1005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10" table:formula="of:=['file:///home/debian/workspaces/Training/Plans/More%20Squat%20Cycle.ods'#$'Cycle Med Movement'.D15]" office:value-type="float" office:value="0.8232" calcext:value-type="float">
            <text:p>0.8232</text:p>
          </table:table-cell>
          <table:table-cell table:style-name="ce14" table:formula="of:=['file:///home/debian/workspaces/Training/Plans/More%20Squat%20Cycle.ods'#$'Cycle Med Movement'.L15]" office:value-type="float" office:value="98.6125000000003" calcext:value-type="float">
            <text:p>98.61</text:p>
          </table:table-cell>
          <table:table-cell table:style-name="ce10" table:formula="of:=['file:///home/debian/workspaces/Training/Plans/More%20Squat%20Cycle.ods'#$'Cycle Med Movement'.$E$15]" office:value-type="float" office:value="3" calcext:value-type="float">
            <text:p>3</text:p>
          </table:table-cell>
          <table:table-cell table:style-name="ce10" table:formula="of:=['file:///home/debian/workspaces/Training/Plans/More%20Squat%20Cycle.ods'#$'Cycle Med Movement'.$G$15]" office:value-type="float" office:value="5" calcext:value-type="float">
            <text:p>5</text:p>
          </table:table-cell>
          <table:table-cell table:style-name="ce14" table:formula="of:=['file:///home/debian/workspaces/Training/Plans/More%20Squat%20Cycle.ods'#$'Cycle Med Movement'.$F$15]" office:value-type="float" office:value="0.885161290322581" calcext:value-type="float">
            <text:p>0.89</text:p>
          </table:table-cell>
          <table:table-cell table:style-name="ce21"/>
          <table:table-cell table:style-name="ce10" table:formula="of:=['file:///home/debian/workspaces/Training/Plans/More%20Squat%20Cycle.ods'#$'Cycle Med Movement'.D23:.D24]" office:value-type="float" office:value="0.8496" calcext:value-type="float">
            <text:p>0.8496</text:p>
          </table:table-cell>
          <table:table-cell table:style-name="ce10" table:formula="of:=['file:///home/debian/workspaces/Training/Plans/More%20Squat%20Cycle.ods'#$'Cycle Med Movement'.D31]" office:value-type="float" office:value="0.8688" calcext:value-type="float">
            <text:p>0.8688</text:p>
          </table:table-cell>
          <table:table-cell table:style-name="ce9"/>
          <table:table-cell table:style-name="ce11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1005"/>
        </table:table-row>
        <table:table-row table:style-name="ro1" table:number-rows-repeated="9">
          <table:table-cell/>
          <table:table-cell table:style-name="ce9" table:number-columns-repeated="2"/>
          <table:table-cell table:style-name="ce17"/>
          <table:table-cell table:style-name="ce9" table:number-columns-repeated="2"/>
          <table:table-cell table:style-name="ce17"/>
          <table:table-cell table:style-name="ce21"/>
          <table:table-cell table:style-name="ce9" table:number-columns-repeated="1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3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13" table:formula="of:=AVERAGE([.E48:.E49];[.E34:.E37];[.E20:.E23];[.E6:.E11])" office:value-type="float" office:value="4.375" calcext:value-type="float">
            <text:p>4.38</text:p>
          </table:table-cell>
          <table:table-cell table:style-name="ce13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1" table:default-cell-style-name="ce2"/>
        <table:table-column table:style-name="co5" table:default-cell-style-name="ce2"/>
        <table:table-column table:style-name="co1" table:number-columns-repeated="1022" table:default-cell-style-name="ce2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5: Power + Drop Snatch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Complex x3 + Snatch x 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5: Clean + Push Pres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Complex x3 + <text:s/>Clean x3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 table:number-rows-repeated="6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Deadlif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Clean Pull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natch Pull 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SLDL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2">
          <table:table-cell/>
          <table:table-cell table:style-name="ce3" table:number-columns-repeated="1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lock Pulls</text:p>
          </table:table-cell>
          <table:table-cell table:style-name="ce3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Backsquat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Frontsquat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aused Backsquat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OVS</text:p>
          </table:table-cell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1010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Press</text:p>
          </table:table-cell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Jerk</text:p>
          </table:table-cell>
          <table:table-cell table:number-columns-repeated="3" table:style-name="ce4" office:value-type="string" calcext:value-type="string">
            <text:p>Heavy</text:p>
          </table:table-cell>
          <table:table-cell table:style-name="ce3"/>
          <table:table-cell table:number-columns-repeated="3" table:style-name="ce5" office:value-type="string" calcext:value-type="string">
            <text:p>Light</text:p>
          </table:table-cell>
          <table:table-cell table:style-name="ce3"/>
          <table:table-cell table:number-columns-repeated="3" table:style-name="ce6" office:value-type="string" calcext:value-type="string">
            <text:p>Mid+</text:p>
          </table:table-cell>
          <table:table-cell table:style-name="ce3"/>
          <table:table-cell table:number-columns-repeated="1010"/>
        </table:table-row>
        <table:table-row table:style-name="ro1" table:number-rows-repeated="9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debian/workspaces/Training/Plans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7" office:value-type="float" office:value="0.7232">
            <text:p>0.7232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.821818181818182">
            <text:p>0.821818181818182</text:p>
          </table:table-cell>
          <table:table-cell table:style-name="ce7" office:value-type="float" office:value="3">
            <text:p>3</text:p>
          </table:table-cell>
          <table:table-cell table:number-columns-repeated="3"/>
          <table:table-cell table:style-name="ce7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7" office:value-type="float" office:value="0.762">
            <text:p>0.762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846666666666667">
            <text:p>0.846666666666667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9.85">
            <text:p>69.85</text:p>
          </table:table-cell>
          <table:table-cell table:style-name="ce7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7" office:value-type="float" office:value="0.8046">
            <text:p>0.804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865161290322581">
            <text:p>0.865161290322581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7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7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7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7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7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7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7" office:value-type="float" office:value="0.8688">
            <text:p>0.8688</text:p>
          </table:table-cell>
        </table:table-row>
      </table:table>
      <table:table table:name="'file:///home/debian/workspaces/Training/Plans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7" office:value-type="float" office:value="0.786">
            <text:p>0.786</text:p>
          </table:table-cell>
          <table:table-cell/>
          <table:table-cell table:style-name="ce7" office:value-type="float" office:value="0.845161290322581">
            <text:p>0.845161290322581</text:p>
          </table:table-cell>
          <table:table-cell table:number-columns-repeated="4"/>
          <table:table-cell table:style-name="ce7" office:value-type="float" office:value="86.46">
            <text:p>86.46</text:p>
          </table:table-cell>
          <table:table-cell/>
          <table:table-cell table:style-name="ce7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7" office:value-type="float" office:value="0.8232">
            <text:p>0.823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885161290322581">
            <text:p>0.885161290322581</text:p>
          </table:table-cell>
          <table:table-cell table:style-name="ce7" office:value-type="float" office:value="5">
            <text:p>5</text:p>
          </table:table-cell>
          <table:table-cell table:number-columns-repeated="4"/>
          <table:table-cell table:style-name="ce7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7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7" office:value-type="string">
            <text:p>HEAVY</text:p>
          </table:table-cell>
          <table:table-cell table:number-columns-repeated="2"/>
          <table:table-cell table:style-name="ce7" office:value-type="float" office:value="0.8688">
            <text:p>0.8688</text:p>
          </table:table-cell>
        </table:table-row>
      </table:table>
      <table:table table:name="'file:///home/debian/workspaces/Training/Plans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7" office:value-type="float" office:value="0.7">
            <text:p>0.7</text:p>
          </table:table-cell>
          <table:table-cell table:style-name="ce7" office:value-type="float" office:value="4">
            <text:p>4</text:p>
          </table:table-cell>
          <table:table-cell table:number-columns-repeated="2"/>
          <table:table-cell table:style-name="ce7" office:value-type="float" office:value="56">
            <text:p>56</text:p>
          </table:table-cell>
        </table:table-row>
        <table:table-row>
          <table:table-cell table:number-columns-repeated="5"/>
          <table:table-cell table:style-name="ce7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7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7" office:value-type="float" office:value="0.754">
            <text:p>0.754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837777777777778">
            <text:p>0.837777777777778</text:p>
          </table:table-cell>
          <table:table-cell/>
          <table:table-cell table:style-name="ce7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7" office:value-type="float" office:value="0.772">
            <text:p>0.772</text:p>
          </table:table-cell>
          <table:table-cell table:number-columns-repeated="3"/>
          <table:table-cell table:style-name="ce7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7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7" office:value-type="float" office:value="0.6">
            <text:p>0.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0.645161290322581">
            <text:p>0.645161290322581</text:p>
          </table:table-cell>
          <table:table-cell/>
          <table:table-cell table:style-name="ce7" office:value-type="float" office:value="66">
            <text:p>66</text:p>
          </table:table-cell>
        </table:table-row>
        <table:table-row>
          <table:table-cell table:number-columns-repeated="5"/>
          <table:table-cell table:style-name="ce7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7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7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7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7" office:value-type="float" office:value="0.808">
            <text:p>0.80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0.897777777777778">
            <text:p>0.897777777777778</text:p>
          </table:table-cell>
          <table:table-cell/>
          <table:table-cell table:style-name="ce7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7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7" office:value-type="float" office:value="0.844">
            <text:p>0.844</text:p>
          </table:table-cell>
        </table:table-row>
      </table:table>
      <table:table table:name="'file:///home/debian/workspaces/Training/Plans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7" office:value-type="float" office:value="0.6996">
            <text:p>0.699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.84289156626506">
            <text:p>0.8428915662650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39.125">
            <text:p>139.125</text:p>
          </table:table-cell>
          <table:table-cell table:number-columns-repeated="3"/>
          <table:table-cell table:style-name="ce7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7" office:value-type="float" office:value="0.7548">
            <text:p>0.7548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0.877674418604651">
            <text:p>0.877674418604651</text:p>
          </table:table-cell>
          <table:table-cell table:style-name="ce7" office:value-type="float" office:value="3">
            <text:p>3</text:p>
          </table:table-cell>
          <table:table-cell/>
          <table:table-cell table:style-name="ce7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7" office:value-type="float" office:value="0.7936">
            <text:p>0.7936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.901818181818182">
            <text:p>0.901818181818182</text:p>
          </table:table-cell>
          <table:table-cell table:style-name="ce7" office:value-type="float" office:value="3">
            <text:p>3</text:p>
          </table:table-cell>
          <table:table-cell table:number-columns-repeated="2"/>
          <table:table-cell table:style-name="ce7" office:value-type="float" office:value="109.12">
            <text:p>109.12</text:p>
          </table:table-cell>
          <table:table-cell table:style-name="ce7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7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7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7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7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7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7" office:value-type="float" office:value="0.8418">
            <text:p>0.8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21:11:04.750478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4-29T21:14:25.710440229</dc:date>
    <meta:editing-duration>PT49M20S</meta:editing-duration>
    <meta:editing-cycles>12</meta:editing-cycles>
    <meta:generator>LibreOffice/5.2.7.2$Linux_X86_64 LibreOffice_project/20m0$Build-2</meta:generator>
    <meta:document-statistic meta:table-count="2" meta:cell-count="407" meta:object-count="0"/>
  </office:meta>
</office:document-meta>
</file>